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24cm" svg:y1="18.907cm" svg:x2="2.524cm" svg:y2="2.016cm">
          <text:p/>
        </draw:line>
        <draw:line draw:style-name="gr1" draw:text-style-name="P1" draw:layer="layout" svg:x1="2.016cm" svg:y1="18.399cm" svg:x2="25.511cm" svg:y2="18.3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10:32:36.167075687</meta:creation-date>
    <dc:date>2020-04-29T10:55:32.918716206</dc:date>
    <meta:editing-duration>PT2M45S</meta:editing-duration>
    <meta:editing-cycles>2</meta:editing-cycles>
    <meta:generator>LibreOffice/6.4.3.2$Linux_X86_64 LibreOffice_project/40$Build-2</meta:generator>
    <meta:document-statistic meta:object-count="2"/>
  </office:meta>
</office:document-meta>
</file>